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4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cm" svg:height="1.9cm" svg:x="4.8cm" svg:y="9.3cm">
          <draw:glue-point draw:id="4" svg:x="5cm" svg:y="-5cm"/>
          <text:p text:style-name="P1"><text:span text:style-name="T1">BipartiteXExtend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1.9cm" svg:x="4.8cm" svg:y="5.5cm">
          <draw:glue-point draw:id="4" svg:x="5cm" svg:y="-5cm"/>
          <text:p text:style-name="P1"><text:span text:style-name="T1">Bipartite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1.9cm" svg:x="11.8cm" svg:y="5.5cm">
          <draw:glue-point draw:id="4" svg:x="-5cm" svg:y="5.005cm"/>
          <text:p text:style-name="P1"><text:span text:style-name="T1">Grap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cm" svg:height="1.9cm" svg:x="4.8cm" svg:y="1.5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8cm" svg:y1="9.3cm" svg:x2="11.8cm" svg:y2="7.4cm" draw:start-shape="id1" draw:start-glue-point="4" draw:end-shape="id2" draw:end-glue-point="4" svg:d="M9800 9300l2000-1900" svg:viewBox="0 0 2001 1901">
          <text:p/>
        </draw:connector>
        <draw:connector draw:style-name="gr2" draw:text-style-name="P3" draw:layer="layout" draw:type="line" svg:x1="7.3cm" svg:y1="9.3cm" svg:x2="7.3cm" svg:y2="7.4cm" draw:start-shape="id1" draw:start-glue-point="0" draw:end-shape="id3" draw:end-glue-point="2" svg:d="M7300 9300v-1900" svg:viewBox="0 0 1 1901">
          <text:p/>
        </draw:connector>
        <draw:custom-shape draw:style-name="gr1" draw:text-style-name="P2" xml:id="id4" draw:id="id4" draw:layer="layout" svg:width="5cm" svg:height="1.9cm" svg:x="11.8cm" svg:y="9.3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4.3cm" svg:y1="7.4cm" svg:x2="14.3cm" svg:y2="9.3cm" draw:start-shape="id2" draw:start-glue-point="2" draw:end-shape="id4" draw:end-glue-point="0" svg:d="M14300 7400v1900" svg:viewBox="0 0 1 1901">
          <text:p/>
        </draw:connector>
        <draw:connector draw:style-name="gr2" draw:text-style-name="P3" draw:layer="layout" draw:type="line" svg:x1="7.3cm" svg:y1="5.5cm" svg:x2="7.3cm" svg:y2="3.4cm" draw:start-shape="id3" draw:start-glue-point="0" draw:end-shape="id5" draw:end-glue-point="2" svg:d="M7300 5500v-2100" svg:viewBox="0 0 1 2101">
          <text:p/>
        </draw:connector>
        <draw:connector draw:style-name="gr2" draw:text-style-name="P3" draw:layer="layout" draw:type="line" svg:x1="9.8cm" svg:y1="6.45cm" svg:x2="11.8cm" svg:y2="6.45cm" draw:start-shape="id3" draw:start-glue-point="1" draw:end-shape="id2" svg:d="M9800 6450h2000" svg:viewBox="0 0 2001 1">
          <text:p/>
        </draw:connector>
        <draw:custom-shape draw:style-name="gr1" draw:text-style-name="P2" xml:id="id6" draw:id="id6" draw:layer="layout" svg:width="5cm" svg:height="1.9cm" svg:x="11.8cm" svg:y="1.5cm">
          <draw:glue-point draw:id="4" svg:x="-5.002cm" svg:y="5.005cm"/>
          <text:p text:style-name="P1"><text:span text:style-name="T1">Stack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8cm" svg:y1="5.5cm" svg:x2="11.8cm" svg:y2="3.4cm" draw:start-shape="id3" draw:start-glue-point="4" draw:end-shape="id6" draw:end-glue-point="4" svg:d="M9800 5500l2000-2100" svg:viewBox="0 0 2001 2101">
          <text:p/>
        </draw:connector>
        <draw:frame draw:style-name="gr3" draw:text-style-name="P4" draw:layer="layout" svg:width="0.8cm" svg:height="0.962cm" svg:x="7.4cm" svg:y="8cm">
          <draw:text-box>
            <text:p>I</text:p>
          </draw:text-box>
        </draw:frame>
        <draw:frame draw:style-name="gr4" draw:text-style-name="P4" draw:layer="layout" svg:width="1.3cm" svg:height="1.1cm" svg:x="9.8cm" svg:y="7.5cm">
          <draw:text-box>
            <text:p>Ag</text:p>
          </draw:text-box>
        </draw:frame>
        <draw:frame draw:style-name="gr4" draw:text-style-name="P4" draw:layer="layout" svg:width="1.3cm" svg:height="1.1cm" svg:x="14.3cm" svg:y="7.7cm">
          <draw:text-box>
            <text:p>Ag</text:p>
          </draw:text-box>
        </draw:frame>
        <draw:frame draw:style-name="gr4" draw:text-style-name="P4" draw:layer="layout" svg:width="1.3cm" svg:height="1.1cm" svg:x="7.2cm" svg:y="4cm">
          <draw:text-box>
            <text:p>Ag</text:p>
          </draw:text-box>
        </draw:frame>
        <draw:frame draw:style-name="gr4" draw:text-style-name="P4" draw:layer="layout" svg:width="1.3cm" svg:height="1.1cm" svg:x="10.1cm" svg:y="5.5cm">
          <draw:text-box>
            <text:p>As</text:p>
          </draw:text-box>
        </draw:frame>
        <draw:frame draw:style-name="gr4" draw:text-style-name="P4" draw:layer="layout" svg:width="1.3cm" svg:height="1.1cm" svg:x="9.7cm" svg:y="3.9cm">
          <draw:text-box>
            <text:p>As</text:p>
          </draw:text-box>
        </draw:frame>
        <draw:connector draw:style-name="gr2" draw:text-style-name="P3" draw:layer="layout" draw:type="line" svg:x1="14.3cm" svg:y1="5.5cm" svg:x2="14.3cm" svg:y2="3.4cm" draw:start-shape="id2" draw:start-glue-point="0" draw:end-shape="id6" draw:end-glue-point="2" svg:d="M14300 5500v-2100" svg:viewBox="0 0 1 2101">
          <text:p/>
        </draw:connector>
        <draw:frame draw:style-name="gr4" draw:text-style-name="P4" draw:layer="layout" svg:width="1.3cm" svg:height="1.1cm" svg:x="14.2cm" svg:y="4.1cm">
          <draw:text-box>
            <text:p>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09:59:30.765449653</meta:creation-date>
    <dc:date>2017-11-25T13:50:42.396810584</dc:date>
    <meta:editing-duration>PT3H41M1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